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5c8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5ca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5c2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d4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4d3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4da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4d5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4d8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dfd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e7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0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d8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5cc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882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5cd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d1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6b7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88d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5bc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5c1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6b0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5c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4d7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5c5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5bd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5b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4db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6aa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79a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4cf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5c8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887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6aea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5c6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893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5be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6b8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797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7a8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6ba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888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5cb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d0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892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5c7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88a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c4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5ce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6b9b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88b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c3d3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a59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5c3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4d2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5c4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972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5c9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88f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b46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6bb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97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970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6b3b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975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c323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798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6b5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889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6af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890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b49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98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6b2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96f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7a4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7a2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c353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97b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97a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6a9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891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a5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6b4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a6b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894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a6c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97d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b56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881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976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884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6ad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6ab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7a7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799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b53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a6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971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b4e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b54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978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d2c2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977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796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6a8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96e6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b55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000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b4b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b51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a64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a66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a5d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a62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a69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979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d313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a65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88e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c3b3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2"/>
          <table:table-cell table:style-name="ce1"/>
          <table:table-cell table:style-name="ce1" office:value-type="string" calcext:value-type="string" table:number-columns-spanned="6" table:number-rows-spanned="1">
            <text:p>Coherence</text:p>
          </table:table-cell>
          <table:covered-table-cell table:number-columns-repeated="5" table:style-name="ce1"/>
          <table:table-cell table:number-columns-repeated="98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number-columns-repeated="991"/>
        </table:table-row>
        <table:table-row table:style-name="ro1">
          <table:table-cell table:style-name="ce1" office:value-type="float" office:value="2" calcext:value-type="float" table:number-columns-spanned="1" table:number-rows-spanned="30">
            <text:p>2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" office:value-type="float" office:value="0.338675216880475" calcext:value-type="float">
            <text:p>0.33867521688047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" office:value-type="float" office:value="0.335646657079203" calcext:value-type="float">
            <text:p>0.33564665707920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3" office:value-type="float" office:value="0.335646657079203" calcext:value-type="float">
            <text:p>0.33564665707920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4" office:value-type="float" office:value="0.345077981999806" calcext:value-type="float">
            <text:p>0.34507798199980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" office:value-type="float" office:value="0.335646657079203" calcext:value-type="float">
            <text:p>0.335646657079203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" office:value-type="float" office:value="0.324115943454669" calcext:value-type="float">
            <text:p>0.32411594345466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6" office:value-type="float" office:value="0.325523866885887" calcext:value-type="float">
            <text:p>0.32552386688588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7" office:value-type="float" office:value="0.316447514962645" calcext:value-type="float">
            <text:p>0.31644751496264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" office:value-type="float" office:value="0.316447514962645" calcext:value-type="float">
            <text:p>0.31644751496264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" office:value-type="float" office:value="0.323442511811161" calcext:value-type="float">
            <text:p>0.323442511811161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8" office:value-type="float" office:value="0.322521377789291" calcext:value-type="float">
            <text:p>0.32252137778929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" office:value-type="float" office:value="0.316253754740479" calcext:value-type="float">
            <text:p>0.31625375474047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8" office:value-type="float" office:value="0.322521377789291" calcext:value-type="float">
            <text:p>0.32252137778929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7" office:value-type="float" office:value="0.316253754740479" calcext:value-type="float">
            <text:p>0.31625375474047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0" office:value-type="float" office:value="0.310858235954109" calcext:value-type="float">
            <text:p>0.3108582359541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9" office:value-type="float" office:value="0.319948890721958" calcext:value-type="float">
            <text:p>0.31994889072195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7" office:value-type="float" office:value="0.316253754740479" calcext:value-type="float">
            <text:p>0.31625375474047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1" office:value-type="float" office:value="0.302009948825025" calcext:value-type="float">
            <text:p>0.30200994882502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2" office:value-type="float" office:value="0.290049506462247" calcext:value-type="float">
            <text:p>0.29004950646224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7" office:value-type="float" office:value="0.316253754740479" calcext:value-type="float">
            <text:p>0.316253754740479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8" office:value-type="float" office:value="0.322521377789291" calcext:value-type="float">
            <text:p>0.32252137778929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" office:value-type="float" office:value="0.316253754740479" calcext:value-type="float">
            <text:p>0.31625375474047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" office:value-type="float" office:value="0.319096529373886" calcext:value-type="float">
            <text:p>0.319096529373886</text:p>
          </table:table-cell>
          <table:table-cell table:number-columns-repeated="985"/>
        </table:table-row>
        <table:table-row table:style-name="ro1">
          <table:table-cell table:style-name="ce1" office:value-type="float" office:value="3" calcext:value-type="float" table:number-columns-spanned="1" table:number-rows-spanned="30">
            <text:p>3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" office:value-type="float" office:value="0.335450934890536" calcext:value-type="float">
            <text:p>0.33545093489053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3" office:value-type="float" office:value="0.318479887771916" calcext:value-type="float">
            <text:p>0.31847988777191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4" office:value-type="float" office:value="0.332637283939821" calcext:value-type="float">
            <text:p>0.33263728393982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5" office:value-type="float" office:value="0.42087277155178" calcext:value-type="float">
            <text:p>0.4208727715517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7" office:value-type="float" office:value="0.316634266247674" calcext:value-type="float">
            <text:p>0.31663426624767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16" office:value-type="float" office:value="0.332029589632087" calcext:value-type="float">
            <text:p>0.33202958963208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7" office:value-type="float" office:value="0.327181483634117" calcext:value-type="float">
            <text:p>0.32718148363411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8" office:value-type="float" office:value="0.358982090959257" calcext:value-type="float">
            <text:p>0.35898209095925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9" office:value-type="float" office:value="0.407332100010433" calcext:value-type="float">
            <text:p>0.40733210001043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4" office:value-type="float" office:value="0.3325639980902" calcext:value-type="float">
            <text:p>0.3325639980902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0" office:value-type="float" office:value="0.351499245755927" calcext:value-type="float">
            <text:p>0.35149924575592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6" office:value-type="float" office:value="0.324636791922796" calcext:value-type="float">
            <text:p>0.32463679192279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21" office:value-type="float" office:value="0.346097484067395" calcext:value-type="float">
            <text:p>0.34609748406739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22" office:value-type="float" office:value="0.366247112182198" calcext:value-type="float">
            <text:p>0.36624711218219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4" office:value-type="float" office:value="0.333437092185866" calcext:value-type="float">
            <text:p>0.333437092185866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3" office:value-type="float" office:value="0.347740078920709" calcext:value-type="float">
            <text:p>0.3477400789207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4" office:value-type="float" office:value="0.320903638058195" calcext:value-type="float">
            <text:p>0.32090363805819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25" office:value-type="float" office:value="0.341774341166462" calcext:value-type="float">
            <text:p>0.34177434116646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26" office:value-type="float" office:value="0.351366664183491" calcext:value-type="float">
            <text:p>0.35136666418349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7" office:value-type="float" office:value="0.327914477631848" calcext:value-type="float">
            <text:p>0.327914477631848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7" office:value-type="float" office:value="0.3480721803066" calcext:value-type="float">
            <text:p>0.348072180306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8" office:value-type="float" office:value="0.315359213012109" calcext:value-type="float">
            <text:p>0.3153592130121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20" office:value-type="float" office:value="0.351874703698733" calcext:value-type="float">
            <text:p>0.35187470369873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29" office:value-type="float" office:value="0.372894485647058" calcext:value-type="float">
            <text:p>0.37289448564705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3" office:value-type="float" office:value="0.318052264410774" calcext:value-type="float">
            <text:p>0.31805226441077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7" office:value-type="float" office:value="0.349135472288573" calcext:value-type="float">
            <text:p>0.34913547228857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5" office:value-type="float" office:value="0.324323342619277" calcext:value-type="float">
            <text:p>0.32432334261927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8" office:value-type="float" office:value="0.358494349558381" calcext:value-type="float">
            <text:p>0.35849434955838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30" office:value-type="float" office:value="0.39162556314595" calcext:value-type="float">
            <text:p>0.3916255631459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1" office:value-type="float" office:value="0.32970585707536" calcext:value-type="float">
            <text:p>0.32970585707536</text:p>
          </table:table-cell>
          <table:table-cell table:number-columns-repeated="985"/>
        </table:table-row>
        <table:table-row table:style-name="ro1">
          <table:table-cell table:style-name="ce1" office:value-type="float" office:value="4" calcext:value-type="float" table:number-columns-spanned="1" table:number-rows-spanned="30">
            <text:p>4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" office:value-type="float" office:value="0.334782386617745" calcext:value-type="float">
            <text:p>0.33478238661774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2" office:value-type="float" office:value="0.337462120032204" calcext:value-type="float">
            <text:p>0.33746212003220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33" office:value-type="float" office:value="0.415244005766313" calcext:value-type="float">
            <text:p>0.41524400576631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34" office:value-type="float" office:value="0.369027901546969" calcext:value-type="float">
            <text:p>0.36902790154696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5" office:value-type="float" office:value="0.340596781681432" calcext:value-type="float">
            <text:p>0.340596781681432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1" office:value-type="float" office:value="0.34607484886724" calcext:value-type="float">
            <text:p>0.3460748488672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" office:value-type="float" office:value="0.338523375199049" calcext:value-type="float">
            <text:p>0.33852337519904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36" office:value-type="float" office:value="0.400737603260436" calcext:value-type="float">
            <text:p>0.40073760326043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37" office:value-type="float" office:value="0.349292094781077" calcext:value-type="float">
            <text:p>0.34929209478107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6" office:value-type="float" office:value="0.332082388807871" calcext:value-type="float">
            <text:p>0.332082388807871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" office:value-type="float" office:value="0.338798247751423" calcext:value-type="float">
            <text:p>0.33879824775142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8" office:value-type="float" office:value="0.358082301058878" calcext:value-type="float">
            <text:p>0.35808230105887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39" office:value-type="float" office:value="0.396061345994523" calcext:value-type="float">
            <text:p>0.39606134599452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3" office:value-type="float" office:value="0.334888528368866" calcext:value-type="float">
            <text:p>0.33488852836886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" office:value-type="float" office:value="0.322661832540954" calcext:value-type="float">
            <text:p>0.32266183254095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6" office:value-type="float" office:value="0.350588919680246" calcext:value-type="float">
            <text:p>0.35058891968024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8" office:value-type="float" office:value="0.315133895353087" calcext:value-type="float">
            <text:p>0.31513389535308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20" office:value-type="float" office:value="0.351873631625885" calcext:value-type="float">
            <text:p>0.35187363162588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40" office:value-type="float" office:value="0.376527816040981" calcext:value-type="float">
            <text:p>0.37652781604098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" office:value-type="float" office:value="0.323162137817484" calcext:value-type="float">
            <text:p>0.32316213781748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7" office:value-type="float" office:value="0.350001715674403" calcext:value-type="float">
            <text:p>0.35000171567440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9" office:value-type="float" office:value="0.37289548520745" calcext:value-type="float">
            <text:p>0.3728954852074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1" office:value-type="float" office:value="0.354094856386368" calcext:value-type="float">
            <text:p>0.35409485638636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42" office:value-type="float" office:value="0.41426136815773" calcext:value-type="float">
            <text:p>0.4142613681577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43" office:value-type="float" office:value="0.334356630914061" calcext:value-type="float">
            <text:p>0.334356630914061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" office:value-type="float" office:value="0.338143115263156" calcext:value-type="float">
            <text:p>0.33814311526315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44" office:value-type="float" office:value="0.328871592434138" calcext:value-type="float">
            <text:p>0.32887159243413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5" office:value-type="float" office:value="0.401638218351722" calcext:value-type="float">
            <text:p>0.40163821835172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43" office:value-type="float" office:value="0.334114183939726" calcext:value-type="float">
            <text:p>0.33411418393972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3" office:value-type="float" office:value="0.317951977046609" calcext:value-type="float">
            <text:p>0.317951977046609</text:p>
          </table:table-cell>
          <table:table-cell table:number-columns-repeated="985"/>
        </table:table-row>
        <table:table-row table:style-name="ro1">
          <table:table-cell table:style-name="ce1" office:value-type="float" office:value="5" calcext:value-type="float" table:number-columns-spanned="1" table:number-rows-spanned="30">
            <text:p>5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46" office:value-type="float" office:value="0.33980904765518" calcext:value-type="float">
            <text:p>0.3398090476551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1" office:value-type="float" office:value="0.346511145137486" calcext:value-type="float">
            <text:p>0.3465111451374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7" office:value-type="float" office:value="0.410587500639519" calcext:value-type="float">
            <text:p>0.41058750063951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48" office:value-type="float" office:value="0.497942087813838" calcext:value-type="float">
            <text:p>0.49794208781383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8" office:value-type="float" office:value="0.357086879541639" calcext:value-type="float">
            <text:p>0.357086879541639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49" office:value-type="float" office:value="0.331157234164943" calcext:value-type="float">
            <text:p>0.33115723416494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50" office:value-type="float" office:value="0.355620707713857" calcext:value-type="float">
            <text:p>0.35562070771385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51" office:value-type="float" office:value="0.409858121884175" calcext:value-type="float">
            <text:p>0.40985812188417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2" office:value-type="float" office:value="0.502024692032297" calcext:value-type="float">
            <text:p>0.50202469203229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26" office:value-type="float" office:value="0.351194366681513" calcext:value-type="float">
            <text:p>0.351194366681513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8" office:value-type="float" office:value="0.357314546687098" calcext:value-type="float">
            <text:p>0.35731454668709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41" office:value-type="float" office:value="0.354653283069996" calcext:value-type="float">
            <text:p>0.35465328306999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4" office:value-type="float" office:value="0.332929871012209" calcext:value-type="float">
            <text:p>0.3329298710122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3" office:value-type="float" office:value="0.468724394725184" calcext:value-type="float">
            <text:p>0.46872439472518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" office:value-type="float" office:value="0.319136432537607" calcext:value-type="float">
            <text:p>0.319136432537607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4" office:value-type="float" office:value="0.343912667101881" calcext:value-type="float">
            <text:p>0.34391266710188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6" office:value-type="float" office:value="0.324903075635705" calcext:value-type="float">
            <text:p>0.32490307563570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3" office:value-type="float" office:value="0.318356130753343" calcext:value-type="float">
            <text:p>0.31835613075334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1" office:value-type="float" office:value="0.410464135683137" calcext:value-type="float">
            <text:p>0.41046413568313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6" office:value-type="float" office:value="0.332059782275147" calcext:value-type="float">
            <text:p>0.332059782275147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5" office:value-type="float" office:value="0.32620719834752" calcext:value-type="float">
            <text:p>0.3262071983475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5" office:value-type="float" office:value="0.340372418497739" calcext:value-type="float">
            <text:p>0.34037241849773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56" office:value-type="float" office:value="0.343238569848618" calcext:value-type="float">
            <text:p>0.34323856984861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7" office:value-type="float" office:value="0.43978326275862" calcext:value-type="float">
            <text:p>0.4397832627586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23" office:value-type="float" office:value="0.347512553099168" calcext:value-type="float">
            <text:p>0.347512553099168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8" office:value-type="float" office:value="0.336628489586776" calcext:value-type="float">
            <text:p>0.33662848958677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2" office:value-type="float" office:value="0.337994140138658" calcext:value-type="float">
            <text:p>0.33799414013865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59" office:value-type="float" office:value="0.405466042147075" calcext:value-type="float">
            <text:p>0.40546604214707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60" office:value-type="float" office:value="0.492577165475098" calcext:value-type="float">
            <text:p>0.49257716547509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61" office:value-type="float" office:value="0.353319562551991" calcext:value-type="float">
            <text:p>0.353319562551991</text:p>
          </table:table-cell>
          <table:table-cell table:number-columns-repeated="985"/>
        </table:table-row>
        <table:table-row table:style-name="ro1">
          <table:table-cell table:style-name="ce1" office:value-type="float" office:value="6" calcext:value-type="float" table:number-columns-spanned="1" table:number-rows-spanned="30">
            <text:p>6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" office:value-type="float" office:value="0.335332304715786" calcext:value-type="float">
            <text:p>0.3353323047157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62" office:value-type="float" office:value="0.424090414561702" calcext:value-type="float">
            <text:p>0.42409041456170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63" office:value-type="float" office:value="0.441975793968165" calcext:value-type="float">
            <text:p>0.44197579396816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0" office:value-type="float" office:value="0.354794772198323" calcext:value-type="float">
            <text:p>0.35479477219832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4" office:value-type="float" office:value="0.345348973392737" calcext:value-type="float">
            <text:p>0.345348973392737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18" office:value-type="float" office:value="0.359129155360968" calcext:value-type="float">
            <text:p>0.35912915536096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64" office:value-type="float" office:value="0.363082620108815" calcext:value-type="float">
            <text:p>0.36308262010881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65" office:value-type="float" office:value="0.436567979638326" calcext:value-type="float">
            <text:p>0.43656797963832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66" office:value-type="float" office:value="0.515657291103841" calcext:value-type="float">
            <text:p>0.51565729110384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8" office:value-type="float" office:value="0.357273527095641" calcext:value-type="float">
            <text:p>0.357273527095641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" office:value-type="float" office:value="0.334823719618109" calcext:value-type="float">
            <text:p>0.3348237196181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26" office:value-type="float" office:value="0.350393152360958" calcext:value-type="float">
            <text:p>0.35039315236095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5" office:value-type="float" office:value="0.401987169935946" calcext:value-type="float">
            <text:p>0.40198716993594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67" office:value-type="float" office:value="0.395402269993959" calcext:value-type="float">
            <text:p>0.39540226999395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68" office:value-type="float" office:value="0.360726669807188" calcext:value-type="float">
            <text:p>0.360726669807188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8" office:value-type="float" office:value="0.336635376368391" calcext:value-type="float">
            <text:p>0.33663537636839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4" office:value-type="float" office:value="0.368502755681329" calcext:value-type="float">
            <text:p>0.36850275568132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69" office:value-type="float" office:value="0.412687448860879" calcext:value-type="float">
            <text:p>0.41268744886087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0" office:value-type="float" office:value="0.367121492740664" calcext:value-type="float">
            <text:p>0.36712149274066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58" office:value-type="float" office:value="0.336222138461777" calcext:value-type="float">
            <text:p>0.336222138461777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61" office:value-type="float" office:value="0.353505497769497" calcext:value-type="float">
            <text:p>0.35350549776949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71" office:value-type="float" office:value="0.404620010205295" calcext:value-type="float">
            <text:p>0.40462001020529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72" office:value-type="float" office:value="0.488538162490829" calcext:value-type="float">
            <text:p>0.48853816249082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3" office:value-type="float" office:value="0.423351931417869" calcext:value-type="float">
            <text:p>0.42335193141786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74" office:value-type="float" office:value="0.364300245097564" calcext:value-type="float">
            <text:p>0.36430024509756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6" office:value-type="float" office:value="0.350744894016798" calcext:value-type="float">
            <text:p>0.35074489401679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45" office:value-type="float" office:value="0.402292961201132" calcext:value-type="float">
            <text:p>0.40229296120113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75" office:value-type="float" office:value="0.443795902018803" calcext:value-type="float">
            <text:p>0.44379590201880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7" office:value-type="float" office:value="0.440231017717328" calcext:value-type="float">
            <text:p>0.44023101771732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50" office:value-type="float" office:value="0.355508125901184" calcext:value-type="float">
            <text:p>0.355508125901184</text:p>
          </table:table-cell>
          <table:table-cell table:number-columns-repeated="985"/>
        </table:table-row>
        <table:table-row table:style-name="ro1">
          <table:table-cell table:style-name="ce1" office:value-type="float" office:value="7" calcext:value-type="float" table:number-columns-spanned="1" table:number-rows-spanned="30">
            <text:p>7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14" office:value-type="float" office:value="0.33353568310504" calcext:value-type="float">
            <text:p>0.3335356831050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76" office:value-type="float" office:value="0.380562116308222" calcext:value-type="float">
            <text:p>0.38056211630822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77" office:value-type="float" office:value="0.382841575593594" calcext:value-type="float">
            <text:p>0.38284157559359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8" office:value-type="float" office:value="0.512111780709653" calcext:value-type="float">
            <text:p>0.51211178070965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23" office:value-type="float" office:value="0.347299288732412" calcext:value-type="float">
            <text:p>0.347299288732412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0" office:value-type="float" office:value="0.351460500970266" calcext:value-type="float">
            <text:p>0.35146050097026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79" office:value-type="float" office:value="0.428906087868718" calcext:value-type="float">
            <text:p>0.42890608786871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51" office:value-type="float" office:value="0.409949428271798" calcext:value-type="float">
            <text:p>0.40994942827179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6" office:value-type="float" office:value="0.381225059175661" calcext:value-type="float">
            <text:p>0.38122505917566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46" office:value-type="float" office:value="0.339678928290422" calcext:value-type="float">
            <text:p>0.339678928290422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8" office:value-type="float" office:value="0.336252774892386" calcext:value-type="float">
            <text:p>0.3362527748923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47" office:value-type="float" office:value="0.41098271463042" calcext:value-type="float">
            <text:p>0.4109827146304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80" office:value-type="float" office:value="0.429561643749653" calcext:value-type="float">
            <text:p>0.42956164374965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80" office:value-type="float" office:value="0.430447107372333" calcext:value-type="float">
            <text:p>0.43044710737233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7" office:value-type="float" office:value="0.349235270383666" calcext:value-type="float">
            <text:p>0.349235270383666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14" office:value-type="float" office:value="0.333215047195931" calcext:value-type="float">
            <text:p>0.33321504719593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81" office:value-type="float" office:value="0.374149180658483" calcext:value-type="float">
            <text:p>0.37414918065848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82" office:value-type="float" office:value="0.403322338622305" calcext:value-type="float">
            <text:p>0.40332233862230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83" office:value-type="float" office:value="0.462898399731701" calcext:value-type="float">
            <text:p>0.46289839973170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61" office:value-type="float" office:value="0.353047204260537" calcext:value-type="float">
            <text:p>0.353047204260537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1" office:value-type="float" office:value="0.346755204377425" calcext:value-type="float">
            <text:p>0.34675520437742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84" office:value-type="float" office:value="0.361757962247" calcext:value-type="float">
            <text:p>0.36175796224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85" office:value-type="float" office:value="0.447834828682412" calcext:value-type="float">
            <text:p>0.44783482868241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77" office:value-type="float" office:value="0.383508752557746" calcext:value-type="float">
            <text:p>0.38350875255774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4" office:value-type="float" office:value="0.368350668869234" calcext:value-type="float">
            <text:p>0.36835066886923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0" office:value-type="float" office:value="0.351579297935777" calcext:value-type="float">
            <text:p>0.35157929793577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6" office:value-type="float" office:value="0.400559005432712" calcext:value-type="float">
            <text:p>0.40055900543271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86" office:value-type="float" office:value="0.400234688653961" calcext:value-type="float">
            <text:p>0.40023468865396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67" office:value-type="float" office:value="0.39532881425187" calcext:value-type="float">
            <text:p>0.3953288142518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25" office:value-type="float" office:value="0.342369317347923" calcext:value-type="float">
            <text:p>0.342369317347923</text:p>
          </table:table-cell>
          <table:table-cell table:number-columns-repeated="985"/>
        </table:table-row>
        <table:table-row table:style-name="ro1">
          <table:table-cell table:style-name="ce1" office:value-type="float" office:value="8" calcext:value-type="float" table:number-columns-spanned="1" table:number-rows-spanned="30">
            <text:p>8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41" office:value-type="float" office:value="0.353825290767986" calcext:value-type="float">
            <text:p>0.3538252907679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87" office:value-type="float" office:value="0.446814279163192" calcext:value-type="float">
            <text:p>0.44681427916319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88" office:value-type="float" office:value="0.427127508385257" calcext:value-type="float">
            <text:p>0.42712750838525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66" office:value-type="float" office:value="0.516180909067167" calcext:value-type="float">
            <text:p>0.51618090906716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0" office:value-type="float" office:value="0.391748846201436" calcext:value-type="float">
            <text:p>0.391748846201436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0" office:value-type="float" office:value="0.351660624226679" calcext:value-type="float">
            <text:p>0.35166062422667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89" office:value-type="float" office:value="0.473431508120406" calcext:value-type="float">
            <text:p>0.47343150812040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0" office:value-type="float" office:value="0.4219282307217" calcext:value-type="float">
            <text:p>0.421928230721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69" office:value-type="float" office:value="0.411774799144209" calcext:value-type="float">
            <text:p>0.4117747991442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58" office:value-type="float" office:value="0.336413914808818" calcext:value-type="float">
            <text:p>0.336413914808818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5" office:value-type="float" office:value="0.341048277236902" calcext:value-type="float">
            <text:p>0.34104827723690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91" office:value-type="float" office:value="0.435545804547157" calcext:value-type="float">
            <text:p>0.43554580454715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2" office:value-type="float" office:value="0.418963800347866" calcext:value-type="float">
            <text:p>0.41896380034786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90" office:value-type="float" office:value="0.422619910670089" calcext:value-type="float">
            <text:p>0.42261991067008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37" office:value-type="float" office:value="0.349783487920114" calcext:value-type="float">
            <text:p>0.34978348792011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2" office:value-type="float" office:value="0.337729832709031" calcext:value-type="float">
            <text:p>0.33772983270903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64" office:value-type="float" office:value="0.363145836376819" calcext:value-type="float">
            <text:p>0.36314583637681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" office:value-type="float" office:value="0.345162947293363" calcext:value-type="float">
            <text:p>0.34516294729336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93" office:value-type="float" office:value="0.369467850392632" calcext:value-type="float">
            <text:p>0.36946785039263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4" office:value-type="float" office:value="0.371921190080693" calcext:value-type="float">
            <text:p>0.371921190080693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95" office:value-type="float" office:value="0.377396373625966" calcext:value-type="float">
            <text:p>0.37739637362596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96" office:value-type="float" office:value="0.393732713669296" calcext:value-type="float">
            <text:p>0.39373271366929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7" office:value-type="float" office:value="0.477112822286742" calcext:value-type="float">
            <text:p>0.47711282228674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98" office:value-type="float" office:value="0.461195233598765" calcext:value-type="float">
            <text:p>0.46119523359876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29" office:value-type="float" office:value="0.372885061066512" calcext:value-type="float">
            <text:p>0.372885061066512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0" office:value-type="float" office:value="0.355304587335062" calcext:value-type="float">
            <text:p>0.35530458733506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51" office:value-type="float" office:value="0.410384818077393" calcext:value-type="float">
            <text:p>0.41038481807739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9" office:value-type="float" office:value="0.440818365101375" calcext:value-type="float">
            <text:p>0.44081836510137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89" office:value-type="float" office:value="0.473572229040537" calcext:value-type="float">
            <text:p>0.47357222904053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41" office:value-type="float" office:value="0.354174147189232" calcext:value-type="float">
            <text:p>0.354174147189232</text:p>
          </table:table-cell>
          <table:table-cell table:number-columns-repeated="985"/>
        </table:table-row>
        <table:table-row table:style-name="ro1">
          <table:table-cell table:style-name="ce1" office:value-type="float" office:value="9" calcext:value-type="float" table:number-columns-spanned="1" table:number-rows-spanned="30">
            <text:p>9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6" office:value-type="float" office:value="0.351378253884157" calcext:value-type="float">
            <text:p>0.35137825388415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97" office:value-type="float" office:value="0.477344809884903" calcext:value-type="float">
            <text:p>0.47734480988490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33" office:value-type="float" office:value="0.415927565143776" calcext:value-type="float">
            <text:p>0.41592756514377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00" office:value-type="float" office:value="0.482014478945413" calcext:value-type="float">
            <text:p>0.48201447894541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75" office:value-type="float" office:value="0.443337871562992" calcext:value-type="float">
            <text:p>0.443337871562992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1" office:value-type="float" office:value="0.346754291319589" calcext:value-type="float">
            <text:p>0.34675429131958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01" office:value-type="float" office:value="0.475278832657682" calcext:value-type="float">
            <text:p>0.47527883265768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02" office:value-type="float" office:value="0.432855255697043" calcext:value-type="float">
            <text:p>0.43285525569704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03" office:value-type="float" office:value="0.522643700381151" calcext:value-type="float">
            <text:p>0.52264370038115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6" office:value-type="float" office:value="0.400338174829753" calcext:value-type="float">
            <text:p>0.400338174829753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1" office:value-type="float" office:value="0.346399396572765" calcext:value-type="float">
            <text:p>0.34639939657276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04" office:value-type="float" office:value="0.434025221466509" calcext:value-type="float">
            <text:p>0.43402522146650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88" office:value-type="float" office:value="0.427015778057904" calcext:value-type="float">
            <text:p>0.42701577805790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99" office:value-type="float" office:value="0.441295051189054" calcext:value-type="float">
            <text:p>0.44129505118905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4" office:value-type="float" office:value="0.362416777585069" calcext:value-type="float">
            <text:p>0.362416777585069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2" office:value-type="float" office:value="0.337557110186353" calcext:value-type="float">
            <text:p>0.33755711018635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05" office:value-type="float" office:value="0.397831573686764" calcext:value-type="float">
            <text:p>0.39783157368676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0" office:value-type="float" office:value="0.422042251980181" calcext:value-type="float">
            <text:p>0.42204225198018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87" office:value-type="float" office:value="0.447199837168321" calcext:value-type="float">
            <text:p>0.44719983716832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06" office:value-type="float" office:value="0.374947671108669" calcext:value-type="float">
            <text:p>0.374947671108669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6" office:value-type="float" office:value="0.343374315392158" calcext:value-type="float">
            <text:p>0.34337431539215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07" office:value-type="float" office:value="0.444843934794335" calcext:value-type="float">
            <text:p>0.444843934794335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08" office:value-type="float" office:value="0.474569081451634" calcext:value-type="float">
            <text:p>0.47456908145163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09" office:value-type="float" office:value="0.575608994761756" calcext:value-type="float">
            <text:p>0.57560899476175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0" office:value-type="float" office:value="0.429877340896484" calcext:value-type="float">
            <text:p>0.42987734089648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8" office:value-type="float" office:value="0.357141323967166" calcext:value-type="float">
            <text:p>0.35714132396716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10" office:value-type="float" office:value="0.485698124075094" calcext:value-type="float">
            <text:p>0.48569812407509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76" office:value-type="float" office:value="0.380641683348972" calcext:value-type="float">
            <text:p>0.38064168334897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11" office:value-type="float" office:value="0.478895640768773" calcext:value-type="float">
            <text:p>0.47889564076877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1" office:value-type="float" office:value="0.435505425310697" calcext:value-type="float">
            <text:p>0.435505425310697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 table:number-columns-spanned="1" table:number-rows-spanned="30">
            <text:p>10</text:p>
          </table:table-cell>
          <table:table-cell table:style-name="ce1" office:value-type="string" calcext:value-type="string" table:number-columns-spanned="1" table:number-rows-spanned="5">
            <text:p>0.0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4" office:value-type="float" office:value="0.345184252075051" calcext:value-type="float">
            <text:p>0.34518425207505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12" office:value-type="float" office:value="0.456283727969133" calcext:value-type="float">
            <text:p>0.45628372796913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02" office:value-type="float" office:value="0.43276124729453" calcext:value-type="float">
            <text:p>0.4327612472945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13" office:value-type="float" office:value="0.454118225316086" calcext:value-type="float">
            <text:p>0.45411822531608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91" office:value-type="float" office:value="0.435280448304701" calcext:value-type="float">
            <text:p>0.435280448304701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3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6" office:value-type="float" office:value="0.350779053378429" calcext:value-type="float">
            <text:p>0.35077905337842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14" office:value-type="float" office:value="0.464798166644688" calcext:value-type="float">
            <text:p>0.46479816664468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5" office:value-type="float" office:value="0.402046603848528" calcext:value-type="float">
            <text:p>0.40204660384852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11" office:value-type="float" office:value="0.478700407955077" calcext:value-type="float">
            <text:p>0.47870040795507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42" office:value-type="float" office:value="0.414173876488764" calcext:value-type="float">
            <text:p>0.414173876488764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61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43" office:value-type="float" office:value="0.334518055124012" calcext:value-type="float">
            <text:p>0.33451805512401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15" office:value-type="float" office:value="0.458664870512072" calcext:value-type="float">
            <text:p>0.45866487051207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99" office:value-type="float" office:value="0.441483393326014" calcext:value-type="float">
            <text:p>0.44148339332601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38" office:value-type="float" office:value="0.35798830030189" calcext:value-type="float">
            <text:p>0.3579883003018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81" office:value-type="float" office:value="0.373945396071368" calcext:value-type="float">
            <text:p>0.373945396071368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0.9099999999999999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54" office:value-type="float" office:value="0.344265950314676" calcext:value-type="float">
            <text:p>0.34426595031467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36" office:value-type="float" office:value="0.400697265163254" calcext:value-type="float">
            <text:p>0.400697265163254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42" office:value-type="float" office:value="0.414665541380878" calcext:value-type="float">
            <text:p>0.414665541380878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16" office:value-type="float" office:value="0.449812877745531" calcext:value-type="float">
            <text:p>0.44981287774553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58" office:value-type="float" office:value="0.336132426063627" calcext:value-type="float">
            <text:p>0.336132426063627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a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31" office:value-type="float" office:value="0.329779824389881" calcext:value-type="float">
            <text:p>0.329779824389881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17" office:value-type="float" office:value="0.43061815483889" calcext:value-type="float">
            <text:p>0.4306181548388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18" office:value-type="float" office:value="0.516815443262977" calcext:value-type="float">
            <text:p>0.516815443262977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57" office:value-type="float" office:value="0.439918409007359" calcext:value-type="float">
            <text:p>0.439918409007359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05" office:value-type="float" office:value="0.398182063589678" calcext:value-type="float">
            <text:p>0.398182063589678</text:p>
          </table:table-cell>
          <table:table-cell table:number-columns-repeated="985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symmetric</text:p>
          </table:table-cell>
          <table:table-cell table:style-name="ce1" office:value-type="string" calcext:value-type="string">
            <text:p>0.01</text:p>
          </table:table-cell>
          <table:table-cell table:number-columns-repeated="6" table:style-name="ce25" office:value-type="float" office:value="0.341776552344256" calcext:value-type="float">
            <text:p>0.341776552344256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31</text:p>
          </table:table-cell>
          <table:table-cell table:number-columns-repeated="6" table:style-name="ce119" office:value-type="float" office:value="0.456169400886253" calcext:value-type="float">
            <text:p>0.45616940088625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61</text:p>
          </table:table-cell>
          <table:table-cell table:number-columns-repeated="6" table:style-name="ce120" office:value-type="float" office:value="0.407120384911813" calcext:value-type="float">
            <text:p>0.407120384911813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0.9099999999999999</text:p>
          </table:table-cell>
          <table:table-cell table:number-columns-repeated="6" table:style-name="ce121" office:value-type="float" office:value="0.50428701141022" calcext:value-type="float">
            <text:p>0.50428701141022</text:p>
          </table:table-cell>
          <table:table-cell table:number-columns-repeated="98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ymmetric</text:p>
          </table:table-cell>
          <table:table-cell table:number-columns-repeated="6" table:style-name="ce102" office:value-type="float" office:value="0.433783604511622" calcext:value-type="float">
            <text:p>0.433783604511622</text:p>
          </table:table-cell>
          <table:table-cell table:number-columns-repeated="985"/>
        </table:table-row>
        <table:table-row table:style-name="ro1" table:number-rows-repeated="1048302">
          <table:table-cell table:number-columns-repeated="994"/>
        </table:table-row>
        <table:table-row table:style-name="ro1"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1-05-05T09:11:05</meta:creation-date>
    <dc:date>2021-05-05T03:20:34.325951914</dc:date>
    <meta:generator>LibreOffice/6.4.7.2$Linux_X86_64 LibreOffice_project/40$Build-2</meta:generator>
    <meta:editing-duration>PT3M1S</meta:editing-duration>
    <meta:editing-cycles>1</meta:editing-cycles>
    <meta:document-statistic meta:table-count="1" meta:cell-count="1963" meta:object-count="0"/>
    <meta:user-defined meta:name="AppVersion">3.0</meta:user-defined>
  </office:meta>
</office:document-meta>
</file>